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 style:font-adornments="Regular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06cm" svg:stroke-color="#555555" draw:marker-start-width="0.359cm" draw:marker-end-width="0.359cm" svg:stroke-opacity="80%" draw:fill="solid" draw:fill-color="#555555" loext:fill-use-slide-background="false" draw:opacity="20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2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3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3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36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39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41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42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555555" draw:opacity="20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style:text-properties fo:color="#aa3377" loext:opacity="100%"/>
    </style:style>
    <style:style style:name="P19" style:family="paragraph">
      <loext:graphic-properties draw:fill="none" draw:fill-color="#ffffff"/>
      <style:text-properties fo:color="#aa3377" loext:opacity="100%" style:font-name="Palatino LT Std"/>
    </style:style>
    <style:style style:name="P20" style:family="paragraph">
      <style:paragraph-properties fo:text-align="center"/>
      <style:text-properties fo:color="#4477aa" loext:opacity="100%"/>
    </style:style>
    <style:style style:name="P21" style:family="paragraph">
      <loext:graphic-properties draw:fill-color="#555555" draw:opacity="25%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solid" draw:fill-color="#729fcf"/>
      <style:paragraph-properties fo:text-align="center"/>
    </style:style>
    <style:style style:name="P26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Palatino LT Std" fo:font-size="66pt" style:font-size-asian="54pt" style:font-size-complex="5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1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9" draw:layer="layout" svg:width="5.357cm" svg:height="2.579cm" svg:x="1.652cm" svg:y="16.707cm">
          <draw:text-box>
            <text:p text:style-name="P18"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27" draw:text-style-name="P1" draw:layer="layout" svg:width="6.451cm" svg:height="6.308cm" draw:transform="skewX (0.00174532925199424) rotate (-2.41518661890975) translate (19.6996684528665cm 9.1079491755687cm)" svg:viewBox="0 0 6452 6309" svg:d="M0 6309c848-1274 1729-2236 1650-3102s-296-2184 596-2727 4083-1048 4206 1011">
          <text:p/>
        </draw:path>
        <draw:line draw:style-name="gr32" draw:text-style-name="P20" draw:layer="layout" svg:x1="3.473cm" svg:y1="4.992cm" svg:x2="6.829cm" svg:y2="4.088cm">
          <text:p/>
        </draw:line>
        <draw:path draw:style-name="gr33" draw:text-style-name="P14" draw:layer="layout" svg:width="4.129cm" svg:height="0.473cm" draw:transform="rotate (0.311715804406187) translate (14.9013187913332cm 8.926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18.687cm" svg:y="8.339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9.772cm" svg:y="8.339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20.409cm" svg:y="8.264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21.099cm" svg:y="8.685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34" draw:text-style-name="P21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36" draw:text-style-name="P23" draw:layer="layout" svg:width="28.049cm" svg:height="4.715cm" svg:x="0.398cm" svg:y="0.657cm">
          <draw:text-box>
            <text:p text:style-name="P22"><text:span text:style-name="T4"></text:span><text:span text:style-name="T5"></text:span><text:span text:style-name="T6"></text:span><text:span text:style-name="T5"></text:span><text:span text:style-name="T6"></text:span><text:span text:style-name="T5"></text:span><text:span text:style-name="T5">?  +</text:span></text:p>
            <text:p text:style-name="P22"><text:span text:style-name="T5"/></text:p>
            <text:p text:style-name="P22"><text:span text:style-name="T5"></text:span><text:span text:style-name="T5">$</text:span><text:span text:style-name="T6"></text:span><text:span text:style-name="T5"></text:span></text:p>
            <text:p text:style-name="P22"><text:span text:style-name="T5"/></text:p>
            <text:p text:style-name="P22"><text:span text:style-name="T5"></text:span><text:span text:style-name="T7"></text:span><text:span text:style-name="T5"></text:span><text:span text:style-name="T7"></text:span><text:span text:style-name="T5"></text:span><text:span text:style-name="T7"></text:span></text:p>
            <text:p text:style-name="P22"><text:span text:style-name="T5"/></text:p>
            <text:p text:style-name="P22"><text:span text:style-name="T5"></text:span><text:span text:style-name="T6"></text:span></text:p>
            <text:p text:style-name="P22"><text:span text:style-name="T5"/></text:p>
            <text:p text:style-name="P22"><text:span text:style-name="T5"></text:span><text:span text:style-name="T6"></text:span><text:span text:style-name="T5"></text:span></text:p>
          </draw:text-box>
        </draw:frame>
        <draw:custom-shape draw:style-name="gr37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39" draw:text-style-name="P4" draw:layer="layout" svg:x1="23.088cm" svg:y1="3.963cm" svg:x2="25.537cm" svg:y2="3.963cm">
          <text:p/>
        </draw:line>
        <draw:custom-shape draw:style-name="gr40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1" draw:text-style-name="P25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42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43" draw:text-style-name="P26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6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 style:font-adornments="Regular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4H24M12S</meta:editing-duration>
    <meta:editing-cycles>30</meta:editing-cycles>
    <meta:generator>LibreOffice/7.6.4.1$Linux_X86_64 LibreOffice_project/60$Build-1</meta:generator>
    <dc:title>A4LandscapeDejavu</dc:title>
    <dc:date>2024-02-02T10:15:25.339337245</dc:date>
    <meta:print-date>2024-01-24T20:46:40.384039008</meta:print-date>
    <meta:printed-by>PDF files</meta:printed-by>
    <meta:document-statistic meta:object-count="340"/>
    <meta:user-defined meta:name="Author">PGLPM</meta:user-defined>
  </office:meta>
</office:document-meta>
</file>